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6a5f1" officeooo:paragraph-rsid="0016a5f1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6a5f1" officeooo:paragraph-rsid="0016a5f1" style:font-size-asian="15.75pt" style:font-size-complex="18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fo:font-weight="bold" officeooo:rsid="0016a5f1" officeooo:paragraph-rsid="0016a5f1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6a5f1" officeooo:paragraph-rsid="0016a5f1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officeooo:rsid="0016a5f1" officeooo:paragraph-rsid="0016a5f1" style:font-size-asian="13.1000003814697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sumés des articles</text:p>
      <text:p text:style-name="P1"/>
      <text:p text:style-name="P5">Fonctionnement : on note ce que l’on a compris de chaque article fournit et des articles qu’on lira en plus pour expliquer les différentes approches possibles</text:p>
      <text:p text:style-name="P2"/>
      <text:list xml:id="list285169572" text:style-name="L1">
        <text:list-item>
          <text:p text:style-name="P3">A Large-Scale Car Dataset for Fine-Grained Categorization and Verification</text:p>
        </text:list-item>
      </text:list>
      <text:p text:style-name="P4"/>
      <text:p text:style-name="P4"/>
      <text:list xml:id="list110457231146840" text:continue-numbering="true" text:style-name="L1">
        <text:list-item>
          <text:p text:style-name="P3">YOLOv3 : An Incremental Improvement</text:p>
        </text:list-item>
      </text:list>
      <text:p text:style-name="P4"/>
      <text:p text:style-name="P4"/>
      <text:p text:style-name="P4"/>
      <text:list xml:id="list110455737048559" text:continue-numbering="true" text:style-name="L1">
        <text:list-item>
          <text:p text:style-name="P3">Large-scale vehicle re-identification in urban surveillance videos</text:p>
        </text:list-item>
      </text:list>
      <text:p text:style-name="P4"/>
      <text:p text:style-name="P4"/>
      <text:p text:style-name="P4"/>
      <text:list xml:id="list110457719760154" text:continue-numbering="true" text:style-name="L1">
        <text:list-item>
          <text:p text:style-name="P3">SSD : Single Shot MultiBox Detect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0:58:38.617509484</meta:creation-date>
    <dc:date>2019-10-28T11:04:55.463696609</dc:date>
    <meta:editing-duration>PT6M18S</meta:editing-duration>
    <meta:editing-cycles>1</meta:editing-cycles>
    <meta:document-statistic meta:table-count="0" meta:image-count="0" meta:object-count="0" meta:page-count="1" meta:paragraph-count="6" meta:word-count="60" meta:character-count="392" meta:non-whitespace-character-count="342"/>
    <meta:generator>LibreOffice/6.0.7.3$Linux_X86_64 LibreOffice_project/00m0$Build-3</meta:generator>
  </office:meta>
</office:document-meta>
</file>